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57.34pt"/>
    </style:style>
    <style:style style:name="co14" style:family="table-column">
      <style:table-column-properties fo:break-before="auto" style:column-width="51.9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416973" calcext:value-type="float">
            <text:p>0.000416973</text:p>
          </table:table-cell>
          <table:table-cell office:value-type="float" office:value="10" calcext:value-type="float">
            <text:p>10</text:p>
          </table:table-cell>
          <table:table-cell office:value-type="float" office:value="0.0000416973" calcext:value-type="float">
            <text:p>4.16973E-05</text:p>
          </table:table-cell>
          <table:table-cell office:value-type="float" office:value="0.000021843" calcext:value-type="float">
            <text:p>2.1843E-05</text:p>
          </table:table-cell>
          <table:table-cell office:value-type="float" office:value="0.000164142" calcext:value-type="float">
            <text:p>0.000164142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266212" calcext:value-type="float">
            <text:p>0.000266212</text:p>
          </table:table-cell>
          <table:table-cell office:value-type="float" office:value="10" calcext:value-type="float">
            <text:p>10</text:p>
          </table:table-cell>
          <table:table-cell office:value-type="float" office:value="0.0000266212" calcext:value-type="float">
            <text:p>2.66212E-05</text:p>
          </table:table-cell>
          <table:table-cell office:value-type="float" office:value="0.000024975" calcext:value-type="float">
            <text:p>2.4975E-05</text:p>
          </table:table-cell>
          <table:table-cell office:value-type="float" office:value="0.000029535" calcext:value-type="float">
            <text:p>2.9535E-05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.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319953" calcext:value-type="float">
            <text:p>0.000319953</text:p>
          </table:table-cell>
          <table:table-cell office:value-type="float" office:value="10" calcext:value-type="float">
            <text:p>10</text:p>
          </table:table-cell>
          <table:table-cell office:value-type="float" office:value="0.0000319953" calcext:value-type="float">
            <text:p>3.19953E-05</text:p>
          </table:table-cell>
          <table:table-cell office:value-type="float" office:value="0.000025141" calcext:value-type="float">
            <text:p>2.5141E-05</text:p>
          </table:table-cell>
          <table:table-cell office:value-type="float" office:value="0.000068955" calcext:value-type="float">
            <text:p>6.8955E-05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0293229" calcext:value-type="float">
            <text:p>0.000293229</text:p>
          </table:table-cell>
          <table:table-cell office:value-type="float" office:value="10" calcext:value-type="float">
            <text:p>10</text:p>
          </table:table-cell>
          <table:table-cell office:value-type="float" office:value="0.0000293229" calcext:value-type="float">
            <text:p>2.93229E-05</text:p>
          </table:table-cell>
          <table:table-cell office:value-type="float" office:value="0.000023762" calcext:value-type="float">
            <text:p>2.3762E-05</text:p>
          </table:table-cell>
          <table:table-cell office:value-type="float" office:value="0.000034985" calcext:value-type="float">
            <text:p>3.4985E-05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422947" calcext:value-type="float">
            <text:p>0.000422947</text:p>
          </table:table-cell>
          <table:table-cell office:value-type="float" office:value="10" calcext:value-type="float">
            <text:p>10</text:p>
          </table:table-cell>
          <table:table-cell office:value-type="float" office:value="0.0000422947" calcext:value-type="float">
            <text:p>4.22947E-05</text:p>
          </table:table-cell>
          <table:table-cell office:value-type="float" office:value="0.0000267" calcext:value-type="float">
            <text:p>2.67E-05</text:p>
          </table:table-cell>
          <table:table-cell office:value-type="float" office:value="0.000138151" calcext:value-type="float">
            <text:p>0.000138151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16.1" calcext:value-type="float">
            <text:p>16.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337501" calcext:value-type="float">
            <text:p>0.000337501</text:p>
          </table:table-cell>
          <table:table-cell office:value-type="float" office:value="10" calcext:value-type="float">
            <text:p>10</text:p>
          </table:table-cell>
          <table:table-cell office:value-type="float" office:value="0.0000337501" calcext:value-type="float">
            <text:p>3.37501E-05</text:p>
          </table:table-cell>
          <table:table-cell office:value-type="float" office:value="0.000030443" calcext:value-type="float">
            <text:p>3.0443E-05</text:p>
          </table:table-cell>
          <table:table-cell office:value-type="float" office:value="0.000037772" calcext:value-type="float">
            <text:p>3.7772E-05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359026" calcext:value-type="float">
            <text:p>0.000359026</text:p>
          </table:table-cell>
          <table:table-cell office:value-type="float" office:value="10" calcext:value-type="float">
            <text:p>10</text:p>
          </table:table-cell>
          <table:table-cell office:value-type="float" office:value="0.0000359026" calcext:value-type="float">
            <text:p>3.59026E-05</text:p>
          </table:table-cell>
          <table:table-cell office:value-type="float" office:value="0.00002925" calcext:value-type="float">
            <text:p>2.925E-05</text:p>
          </table:table-cell>
          <table:table-cell office:value-type="float" office:value="0.000051183" calcext:value-type="float">
            <text:p>5.1183E-05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402455" calcext:value-type="float">
            <text:p>0.000402455</text:p>
          </table:table-cell>
          <table:table-cell office:value-type="float" office:value="10" calcext:value-type="float">
            <text:p>10</text:p>
          </table:table-cell>
          <table:table-cell office:value-type="float" office:value="0.0000402455" calcext:value-type="float">
            <text:p>4.02455E-05</text:p>
          </table:table-cell>
          <table:table-cell office:value-type="float" office:value="0.000032097" calcext:value-type="float">
            <text:p>3.2097E-05</text:p>
          </table:table-cell>
          <table:table-cell office:value-type="float" office:value="0.000085655" calcext:value-type="float">
            <text:p>8.5655E-05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18.7" calcext:value-type="float">
            <text:p>18.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726423" calcext:value-type="float">
            <text:p>0.000726423</text:p>
          </table:table-cell>
          <table:table-cell office:value-type="float" office:value="10" calcext:value-type="float">
            <text:p>10</text:p>
          </table:table-cell>
          <table:table-cell office:value-type="float" office:value="0.0000726423" calcext:value-type="float">
            <text:p>7.26423E-05</text:p>
          </table:table-cell>
          <table:table-cell office:value-type="float" office:value="0.000037655" calcext:value-type="float">
            <text:p>3.7655E-05</text:p>
          </table:table-cell>
          <table:table-cell office:value-type="float" office:value="0.000137192" calcext:value-type="float">
            <text:p>0.000137192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27.9" calcext:value-type="float">
            <text:p>27.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63093" calcext:value-type="float">
            <text:p>0.00063093</text:p>
          </table:table-cell>
          <table:table-cell office:value-type="float" office:value="10" calcext:value-type="float">
            <text:p>10</text:p>
          </table:table-cell>
          <table:table-cell office:value-type="float" office:value="0.000063093" calcext:value-type="float">
            <text:p>6.3093E-05</text:p>
          </table:table-cell>
          <table:table-cell office:value-type="float" office:value="0.000059336" calcext:value-type="float">
            <text:p>5.9336E-05</text:p>
          </table:table-cell>
          <table:table-cell office:value-type="float" office:value="0.000072569" calcext:value-type="float">
            <text:p>7.2569E-05</text:p>
          </table:table-cell>
          <table:table-cell office:value-type="float" office:value="493" calcext:value-type="float">
            <text:p>493</text:p>
          </table:table-cell>
          <table:table-cell office:value-type="float" office:value="10" calcext:value-type="float">
            <text:p>10</text:p>
          </table:table-cell>
          <table:table-cell office:value-type="float" office:value="49.3" calcext:value-type="float">
            <text:p>49.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00120718" calcext:value-type="float">
            <text:p>0.00120718</text:p>
          </table:table-cell>
          <table:table-cell office:value-type="float" office:value="10" calcext:value-type="float">
            <text:p>10</text:p>
          </table:table-cell>
          <table:table-cell office:value-type="float" office:value="0.000120718" calcext:value-type="float">
            <text:p>0.000120718</text:p>
          </table:table-cell>
          <table:table-cell office:value-type="float" office:value="0.000065097" calcext:value-type="float">
            <text:p>6.5097E-05</text:p>
          </table:table-cell>
          <table:table-cell office:value-type="float" office:value="0.00040141" calcext:value-type="float">
            <text:p>0.00040141</text:p>
          </table:table-cell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float" office:value="61.5" calcext:value-type="float">
            <text:p>61.5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00116533" calcext:value-type="float">
            <text:p>0.00116533</text:p>
          </table:table-cell>
          <table:table-cell office:value-type="float" office:value="10" calcext:value-type="float">
            <text:p>10</text:p>
          </table:table-cell>
          <table:table-cell office:value-type="float" office:value="0.000116533" calcext:value-type="float">
            <text:p>0.000116533</text:p>
          </table:table-cell>
          <table:table-cell office:value-type="float" office:value="0.00007006" calcext:value-type="float">
            <text:p>7.006E-05</text:p>
          </table:table-cell>
          <table:table-cell office:value-type="float" office:value="0.000201964" calcext:value-type="float">
            <text:p>0.000201964</text:p>
          </table:table-cell>
          <table:table-cell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  <table:table-cell office:value-type="float" office:value="62.1" calcext:value-type="float">
            <text:p>62.1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float" office:value="19.1" calcext:value-type="float">
            <text:p>19.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.00250216" calcext:value-type="float">
            <text:p>0.00250216</text:p>
          </table:table-cell>
          <table:table-cell office:value-type="float" office:value="10" calcext:value-type="float">
            <text:p>10</text:p>
          </table:table-cell>
          <table:table-cell office:value-type="float" office:value="0.000250216" calcext:value-type="float">
            <text:p>0.000250216</text:p>
          </table:table-cell>
          <table:table-cell office:value-type="float" office:value="0.000079092" calcext:value-type="float">
            <text:p>7.9092E-05</text:p>
          </table:table-cell>
          <table:table-cell office:value-type="float" office:value="0.00109558" calcext:value-type="float">
            <text:p>0.00109558</text:p>
          </table:table-cell>
          <table:table-cell office:value-type="float" office:value="717" calcext:value-type="float">
            <text:p>717</text:p>
          </table:table-cell>
          <table:table-cell office:value-type="float" office:value="10" calcext:value-type="float">
            <text:p>10</text:p>
          </table:table-cell>
          <table:table-cell office:value-type="float" office:value="71.7" calcext:value-type="float">
            <text:p>71.7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.00225941" calcext:value-type="float">
            <text:p>0.00225941</text:p>
          </table:table-cell>
          <table:table-cell office:value-type="float" office:value="10" calcext:value-type="float">
            <text:p>10</text:p>
          </table:table-cell>
          <table:table-cell office:value-type="float" office:value="0.000225941" calcext:value-type="float">
            <text:p>0.000225941</text:p>
          </table:table-cell>
          <table:table-cell office:value-type="float" office:value="0.00008413" calcext:value-type="float">
            <text:p>8.413E-05</text:p>
          </table:table-cell>
          <table:table-cell office:value-type="float" office:value="0.000654234" calcext:value-type="float">
            <text:p>0.000654234</text:p>
          </table:table-cell>
          <table:table-cell office:value-type="float" office:value="738" calcext:value-type="float">
            <text:p>738</text:p>
          </table:table-cell>
          <table:table-cell office:value-type="float" office:value="10" calcext:value-type="float">
            <text:p>10</text:p>
          </table:table-cell>
          <table:table-cell office:value-type="float" office:value="73.8" calcext:value-type="float">
            <text:p>73.8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.00227351" calcext:value-type="float">
            <text:p>0.00227351</text:p>
          </table:table-cell>
          <table:table-cell office:value-type="float" office:value="10" calcext:value-type="float">
            <text:p>10</text:p>
          </table:table-cell>
          <table:table-cell office:value-type="float" office:value="0.000227351" calcext:value-type="float">
            <text:p>0.000227351</text:p>
          </table:table-cell>
          <table:table-cell office:value-type="float" office:value="0.000128805" calcext:value-type="float">
            <text:p>0.000128805</text:p>
          </table:table-cell>
          <table:table-cell office:value-type="float" office:value="0.000685311" calcext:value-type="float">
            <text:p>0.000685311</text:p>
          </table:table-cell>
          <table:table-cell office:value-type="float" office:value="876" calcext:value-type="float">
            <text:p>876</text:p>
          </table:table-cell>
          <table:table-cell office:value-type="float" office:value="10" calcext:value-type="float">
            <text:p>10</text:p>
          </table:table-cell>
          <table:table-cell office:value-type="float" office:value="87.6" calcext:value-type="float">
            <text:p>87.6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30.9" calcext:value-type="float">
            <text:p>30.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.00264545" calcext:value-type="float">
            <text:p>0.00264545</text:p>
          </table:table-cell>
          <table:table-cell office:value-type="float" office:value="10" calcext:value-type="float">
            <text:p>10</text:p>
          </table:table-cell>
          <table:table-cell office:value-type="float" office:value="0.000264545" calcext:value-type="float">
            <text:p>0.000264545</text:p>
          </table:table-cell>
          <table:table-cell office:value-type="float" office:value="0.000139722" calcext:value-type="float">
            <text:p>0.000139722</text:p>
          </table:table-cell>
          <table:table-cell office:value-type="float" office:value="0.000903599" calcext:value-type="float">
            <text:p>0.000903599</text:p>
          </table:table-cell>
          <table:table-cell office:value-type="float" office:value="952" calcext:value-type="float">
            <text:p>952</text:p>
          </table:table-cell>
          <table:table-cell office:value-type="float" office:value="10" calcext:value-type="float">
            <text:p>10</text:p>
          </table:table-cell>
          <table:table-cell office:value-type="float" office:value="95.2" calcext:value-type="float">
            <text:p>95.2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36.5" calcext:value-type="float">
            <text:p>36.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0.00376819" calcext:value-type="float">
            <text:p>0.00376819</text:p>
          </table:table-cell>
          <table:table-cell office:value-type="float" office:value="10" calcext:value-type="float">
            <text:p>10</text:p>
          </table:table-cell>
          <table:table-cell office:value-type="float" office:value="0.000376819" calcext:value-type="float">
            <text:p>0.000376819</text:p>
          </table:table-cell>
          <table:table-cell office:value-type="float" office:value="0.000205151" calcext:value-type="float">
            <text:p>0.000205151</text:p>
          </table:table-cell>
          <table:table-cell office:value-type="float" office:value="0.000662083" calcext:value-type="float">
            <text:p>0.000662083</text:p>
          </table:table-cell>
          <table:table-cell office:value-type="float" office:value="1223" calcext:value-type="float">
            <text:p>1223</text:p>
          </table:table-cell>
          <table:table-cell office:value-type="float" office:value="10" calcext:value-type="float">
            <text:p>10</text:p>
          </table:table-cell>
          <table:table-cell office:value-type="float" office:value="122.3" calcext:value-type="float">
            <text:p>122.3</text:p>
          </table:table-cell>
          <table:table-cell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  <table:table-cell office:value-type="float" office:value="40.7" calcext:value-type="float">
            <text:p>40.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0.00372988" calcext:value-type="float">
            <text:p>0.00372988</text:p>
          </table:table-cell>
          <table:table-cell office:value-type="float" office:value="10" calcext:value-type="float">
            <text:p>10</text:p>
          </table:table-cell>
          <table:table-cell office:value-type="float" office:value="0.000372988" calcext:value-type="float">
            <text:p>0.000372988</text:p>
          </table:table-cell>
          <table:table-cell office:value-type="float" office:value="0.000211852" calcext:value-type="float">
            <text:p>0.000211852</text:p>
          </table:table-cell>
          <table:table-cell office:value-type="float" office:value="0.000508971" calcext:value-type="float">
            <text:p>0.000508971</text:p>
          </table:table-cell>
          <table:table-cell office:value-type="float" office:value="1502" calcext:value-type="float">
            <text:p>1502</text:p>
          </table:table-cell>
          <table:table-cell office:value-type="float" office:value="10" calcext:value-type="float">
            <text:p>10</text:p>
          </table:table-cell>
          <table:table-cell office:value-type="float" office:value="150.2" calcext:value-type="float">
            <text:p>150.2</text:p>
          </table:table-cell>
          <table:table-cell office:value-type="float" office:value="116" calcext:value-type="float">
            <text:p>116</text:p>
          </table:table-cell>
          <table:table-cell office:value-type="float" office:value="179" calcext:value-type="float">
            <text:p>179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00152037" calcext:value-type="float">
            <text:p>0.00152037</text:p>
          </table:table-cell>
          <table:table-cell office:value-type="float" office:value="10" calcext:value-type="float">
            <text:p>10</text:p>
          </table:table-cell>
          <table:table-cell office:value-type="float" office:value="0.000152037" calcext:value-type="float">
            <text:p>0.000152037</text:p>
          </table:table-cell>
          <table:table-cell office:value-type="float" office:value="0.000105645" calcext:value-type="float">
            <text:p>0.000105645</text:p>
          </table:table-cell>
          <table:table-cell office:value-type="float" office:value="0.000272714" calcext:value-type="float">
            <text:p>0.000272714</text:p>
          </table:table-cell>
          <table:table-cell office:value-type="float" office:value="1212" calcext:value-type="float">
            <text:p>1212</text:p>
          </table:table-cell>
          <table:table-cell office:value-type="float" office:value="10" calcext:value-type="float">
            <text:p>10</text:p>
          </table:table-cell>
          <table:table-cell office:value-type="float" office:value="121.2" calcext:value-type="float">
            <text:p>121.2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.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00210289" calcext:value-type="float">
            <text:p>0.00210289</text:p>
          </table:table-cell>
          <table:table-cell office:value-type="float" office:value="10" calcext:value-type="float">
            <text:p>10</text:p>
          </table:table-cell>
          <table:table-cell office:value-type="float" office:value="0.000210289" calcext:value-type="float">
            <text:p>0.000210289</text:p>
          </table:table-cell>
          <table:table-cell office:value-type="float" office:value="0.000123341" calcext:value-type="float">
            <text:p>0.000123341</text:p>
          </table:table-cell>
          <table:table-cell office:value-type="float" office:value="0.000523905" calcext:value-type="float">
            <text:p>0.000523905</text:p>
          </table:table-cell>
          <table:table-cell office:value-type="float" office:value="1322" calcext:value-type="float">
            <text:p>1322</text:p>
          </table:table-cell>
          <table:table-cell office:value-type="float" office:value="10" calcext:value-type="float">
            <text:p>10</text:p>
          </table:table-cell>
          <table:table-cell office:value-type="float" office:value="132.2" calcext:value-type="float">
            <text:p>132.2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.00383228" calcext:value-type="float">
            <text:p>0.00383228</text:p>
          </table:table-cell>
          <table:table-cell office:value-type="float" office:value="10" calcext:value-type="float">
            <text:p>10</text:p>
          </table:table-cell>
          <table:table-cell office:value-type="float" office:value="0.000383228" calcext:value-type="float">
            <text:p>0.000383228</text:p>
          </table:table-cell>
          <table:table-cell office:value-type="float" office:value="0.000165225" calcext:value-type="float">
            <text:p>0.000165225</text:p>
          </table:table-cell>
          <table:table-cell office:value-type="float" office:value="0.00130467" calcext:value-type="float">
            <text:p>0.00130467</text:p>
          </table:table-cell>
          <table:table-cell office:value-type="float" office:value="1464" calcext:value-type="float">
            <text:p>1464</text:p>
          </table:table-cell>
          <table:table-cell office:value-type="float" office:value="10" calcext:value-type="float">
            <text:p>10</text:p>
          </table:table-cell>
          <table:table-cell office:value-type="float" office:value="146.4" calcext:value-type="float">
            <text:p>146.4</text:p>
          </table:table-cell>
          <table:table-cell office:value-type="float" office:value="122" calcext:value-type="float">
            <text:p>122</text:p>
          </table:table-cell>
          <table:table-cell office:value-type="float" office:value="191" calcext:value-type="float">
            <text:p>19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 office:value-type="float" office:value="43.2" calcext:value-type="float">
            <text:p>43.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0.0945063" calcext:value-type="float">
            <text:p>0.0945063</text:p>
          </table:table-cell>
          <table:table-cell office:value-type="float" office:value="10" calcext:value-type="float">
            <text:p>10</text:p>
          </table:table-cell>
          <table:table-cell office:value-type="float" office:value="0.00945063" calcext:value-type="float">
            <text:p>0.00945063</text:p>
          </table:table-cell>
          <table:table-cell office:value-type="float" office:value="0.0001799" calcext:value-type="float">
            <text:p>0.0001799</text:p>
          </table:table-cell>
          <table:table-cell office:value-type="float" office:value="0.0584381" calcext:value-type="float">
            <text:p>0.0584381</text:p>
          </table:table-cell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office:value-type="float" office:value="162.4" calcext:value-type="float">
            <text:p>162.4</text:p>
          </table:table-cell>
          <table:table-cell office:value-type="float" office:value="126" calcext:value-type="float">
            <text:p>126</text:p>
          </table:table-cell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10" calcext:value-type="float">
            <text:p>10</text:p>
          </table:table-cell>
          <table:table-cell office:value-type="float" office:value="52.1" calcext:value-type="float">
            <text:p>52.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0.0476911" calcext:value-type="float">
            <text:p>0.0476911</text:p>
          </table:table-cell>
          <table:table-cell office:value-type="float" office:value="10" calcext:value-type="float">
            <text:p>10</text:p>
          </table:table-cell>
          <table:table-cell office:value-type="float" office:value="0.00476911" calcext:value-type="float">
            <text:p>0.00476911</text:p>
          </table:table-cell>
          <table:table-cell office:value-type="float" office:value="0.000255279" calcext:value-type="float">
            <text:p>0.000255279</text:p>
          </table:table-cell>
          <table:table-cell office:value-type="float" office:value="0.0278554" calcext:value-type="float">
            <text:p>0.0278554</text:p>
          </table:table-cell>
          <table:table-cell office:value-type="float" office:value="1719" calcext:value-type="float">
            <text:p>1719</text:p>
          </table:table-cell>
          <table:table-cell office:value-type="float" office:value="10" calcext:value-type="float">
            <text:p>10</text:p>
          </table:table-cell>
          <table:table-cell office:value-type="float" office:value="171.9" calcext:value-type="float">
            <text:p>171.9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2" calcext:value-type="float">
            <text:p>622</text:p>
          </table:table-cell>
          <table:table-cell office:value-type="float" office:value="10" calcext:value-type="float">
            <text:p>10</text:p>
          </table:table-cell>
          <table:table-cell office:value-type="float" office:value="62.2" calcext:value-type="float">
            <text:p>62.2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0.0500953" calcext:value-type="float">
            <text:p>0.0500953</text:p>
          </table:table-cell>
          <table:table-cell office:value-type="float" office:value="10" calcext:value-type="float">
            <text:p>10</text:p>
          </table:table-cell>
          <table:table-cell office:value-type="float" office:value="0.00500953" calcext:value-type="float">
            <text:p>0.00500953</text:p>
          </table:table-cell>
          <table:table-cell office:value-type="float" office:value="0.000290937" calcext:value-type="float">
            <text:p>0.000290937</text:p>
          </table:table-cell>
          <table:table-cell office:value-type="float" office:value="0.0190079" calcext:value-type="float">
            <text:p>0.0190079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office:value-type="float" office:value="187.6" calcext:value-type="float">
            <text:p>187.6</text:p>
          </table:table-cell>
          <table:table-cell office:value-type="float" office:value="152" calcext:value-type="float">
            <text:p>152</text:p>
          </table:table-cell>
          <table:table-cell office:value-type="float" office:value="218" calcext:value-type="float">
            <text:p>21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42" calcext:value-type="float">
            <text:p>742</text:p>
          </table:table-cell>
          <table:table-cell office:value-type="float" office:value="10" calcext:value-type="float">
            <text:p>10</text:p>
          </table:table-cell>
          <table:table-cell office:value-type="float" office:value="74.2" calcext:value-type="float">
            <text:p>74.2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0.0213568" calcext:value-type="float">
            <text:p>0.0213568</text:p>
          </table:table-cell>
          <table:table-cell office:value-type="float" office:value="10" calcext:value-type="float">
            <text:p>10</text:p>
          </table:table-cell>
          <table:table-cell office:value-type="float" office:value="0.00213568" calcext:value-type="float">
            <text:p>0.00213568</text:p>
          </table:table-cell>
          <table:table-cell office:value-type="float" office:value="0.000430334" calcext:value-type="float">
            <text:p>0.000430334</text:p>
          </table:table-cell>
          <table:table-cell office:value-type="float" office:value="0.00963482" calcext:value-type="float">
            <text:p>0.00963482</text:p>
          </table:table-cell>
          <table:table-cell office:value-type="float" office:value="2253" calcext:value-type="float">
            <text:p>2253</text:p>
          </table:table-cell>
          <table:table-cell office:value-type="float" office:value="10" calcext:value-type="float">
            <text:p>10</text:p>
          </table:table-cell>
          <table:table-cell office:value-type="float" office:value="225.3" calcext:value-type="float">
            <text:p>225.3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float" office:value="10" calcext:value-type="float">
            <text:p>10</text:p>
          </table:table-cell>
          <table:table-cell office:value-type="float" office:value="81.9" calcext:value-type="float">
            <text:p>81.9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0.0119593" calcext:value-type="float">
            <text:p>0.0119593</text:p>
          </table:table-cell>
          <table:table-cell office:value-type="float" office:value="10" calcext:value-type="float">
            <text:p>10</text:p>
          </table:table-cell>
          <table:table-cell office:value-type="float" office:value="0.00119593" calcext:value-type="float">
            <text:p>0.00119593</text:p>
          </table:table-cell>
          <table:table-cell office:value-type="float" office:value="0.000546273" calcext:value-type="float">
            <text:p>0.000546273</text:p>
          </table:table-cell>
          <table:table-cell office:value-type="float" office:value="0.00243563" calcext:value-type="float">
            <text:p>0.00243563</text:p>
          </table:table-cell>
          <table:table-cell office:value-type="float" office:value="2577" calcext:value-type="float">
            <text:p>2577</text:p>
          </table:table-cell>
          <table:table-cell office:value-type="float" office:value="10" calcext:value-type="float">
            <text:p>10</text:p>
          </table:table-cell>
          <table:table-cell office:value-type="float" office:value="257.7" calcext:value-type="float">
            <text:p>257.7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19" calcext:value-type="float">
            <text:p>919</text:p>
          </table:table-cell>
          <table:table-cell office:value-type="float" office:value="10" calcext:value-type="float">
            <text:p>10</text:p>
          </table:table-cell>
          <table:table-cell office:value-type="float" office:value="91.9" calcext:value-type="float">
            <text:p>91.9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0.00948199" calcext:value-type="float">
            <text:p>0.00948199</text:p>
          </table:table-cell>
          <table:table-cell office:value-type="float" office:value="10" calcext:value-type="float">
            <text:p>10</text:p>
          </table:table-cell>
          <table:table-cell office:value-type="float" office:value="0.000948199" calcext:value-type="float">
            <text:p>0.000948199</text:p>
          </table:table-cell>
          <table:table-cell office:value-type="float" office:value="0.000657097" calcext:value-type="float">
            <text:p>0.000657097</text:p>
          </table:table-cell>
          <table:table-cell office:value-type="float" office:value="0.00147716" calcext:value-type="float">
            <text:p>0.00147716</text:p>
          </table:table-cell>
          <table:table-cell office:value-type="float" office:value="3221" calcext:value-type="float">
            <text:p>3221</text:p>
          </table:table-cell>
          <table:table-cell office:value-type="float" office:value="10" calcext:value-type="float">
            <text:p>10</text:p>
          </table:table-cell>
          <table:table-cell office:value-type="float" office:value="322.1" calcext:value-type="float">
            <text:p>322.1</text:p>
          </table:table-cell>
          <table:table-cell office:value-type="float" office:value="254" calcext:value-type="float">
            <text:p>254</text:p>
          </table:table-cell>
          <table:table-cell office:value-type="float" office:value="393" calcext:value-type="float">
            <text:p>393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.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float" office:value="19.4" calcext:value-type="float">
            <text:p>19.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.00236332" calcext:value-type="float">
            <text:p>0.00236332</text:p>
          </table:table-cell>
          <table:table-cell office:value-type="float" office:value="10" calcext:value-type="float">
            <text:p>10</text:p>
          </table:table-cell>
          <table:table-cell office:value-type="float" office:value="0.000236332" calcext:value-type="float">
            <text:p>0.000236332</text:p>
          </table:table-cell>
          <table:table-cell office:value-type="float" office:value="0.000175786" calcext:value-type="float">
            <text:p>0.000175786</text:p>
          </table:table-cell>
          <table:table-cell office:value-type="float" office:value="0.000309278" calcext:value-type="float">
            <text:p>0.000309278</text:p>
          </table:table-cell>
          <table:table-cell office:value-type="float" office:value="2219" calcext:value-type="float">
            <text:p>2219</text:p>
          </table:table-cell>
          <table:table-cell office:value-type="float" office:value="10" calcext:value-type="float">
            <text:p>10</text:p>
          </table:table-cell>
          <table:table-cell office:value-type="float" office:value="221.9" calcext:value-type="float">
            <text:p>221.9</text:p>
          </table:table-cell>
          <table:table-cell office:value-type="float" office:value="198" calcext:value-type="float">
            <text:p>198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8.8" calcext:value-type="float">
            <text:p>38.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43.4936" calcext:value-type="float">
            <text:p>43.4936</text:p>
          </table:table-cell>
          <table:table-cell office:value-type="float" office:value="10" calcext:value-type="float">
            <text:p>10</text:p>
          </table:table-cell>
          <table:table-cell office:value-type="float" office:value="4.34936" calcext:value-type="float">
            <text:p>4.34936</text:p>
          </table:table-cell>
          <table:table-cell office:value-type="float" office:value="0.000209648" calcext:value-type="float">
            <text:p>0.000209648</text:p>
          </table:table-cell>
          <table:table-cell office:value-type="float" office:value="31.3617" calcext:value-type="float">
            <text:p>31.3617</text:p>
          </table:table-cell>
          <table:table-cell office:value-type="float" office:value="2495" calcext:value-type="float">
            <text:p>2495</text:p>
          </table:table-cell>
          <table:table-cell office:value-type="float" office:value="10" calcext:value-type="float">
            <text:p>10</text:p>
          </table:table-cell>
          <table:table-cell office:value-type="float" office:value="249.5" calcext:value-type="float">
            <text:p>249.5</text:p>
          </table:table-cell>
          <table:table-cell office:value-type="float" office:value="207" calcext:value-type="float">
            <text:p>207</text:p>
          </table:table-cell>
          <table:table-cell office:value-type="float" office:value="274" calcext:value-type="float">
            <text:p>27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.83392" calcext:value-type="float">
            <text:p>5.83392</text:p>
          </table:table-cell>
          <table:table-cell office:value-type="float" office:value="10" calcext:value-type="float">
            <text:p>10</text:p>
          </table:table-cell>
          <table:table-cell office:value-type="float" office:value="0.583392" calcext:value-type="float">
            <text:p>0.583392</text:p>
          </table:table-cell>
          <table:table-cell office:value-type="float" office:value="0.000316585" calcext:value-type="float">
            <text:p>0.000316585</text:p>
          </table:table-cell>
          <table:table-cell office:value-type="float" office:value="5.12583" calcext:value-type="float">
            <text:p>5.12583</text:p>
          </table:table-cell>
          <table:table-cell office:value-type="float" office:value="2653" calcext:value-type="float">
            <text:p>2653</text:p>
          </table:table-cell>
          <table:table-cell office:value-type="float" office:value="10" calcext:value-type="float">
            <text:p>10</text:p>
          </table:table-cell>
          <table:table-cell office:value-type="float" office:value="265.3" calcext:value-type="float">
            <text:p>265.3</text:p>
          </table:table-cell>
          <table:table-cell office:value-type="float" office:value="231" calcext:value-type="float">
            <text:p>231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49" calcext:value-type="float">
            <text:p>749</text:p>
          </table:table-cell>
          <table:table-cell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25.4981" calcext:value-type="float">
            <text:p>25.4981</text:p>
          </table:table-cell>
          <table:table-cell office:value-type="float" office:value="10" calcext:value-type="float">
            <text:p>10</text:p>
          </table:table-cell>
          <table:table-cell office:value-type="float" office:value="2.54981" calcext:value-type="float">
            <text:p>2.54981</text:p>
          </table:table-cell>
          <table:table-cell office:value-type="float" office:value="0.000360178" calcext:value-type="float">
            <text:p>0.000360178</text:p>
          </table:table-cell>
          <table:table-cell office:value-type="float" office:value="15.5033" calcext:value-type="float">
            <text:p>15.5033</text:p>
          </table:table-cell>
          <table:table-cell office:value-type="float" office:value="2950" calcext:value-type="float">
            <text:p>2950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float" office:value="245" calcext:value-type="float">
            <text:p>245</text:p>
          </table:table-cell>
          <table:table-cell office:value-type="float" office:value="335" calcext:value-type="float">
            <text:p>335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36" calcext:value-type="float">
            <text:p>936</text:p>
          </table:table-cell>
          <table:table-cell office:value-type="float" office:value="10" calcext:value-type="float">
            <text:p>10</text:p>
          </table:table-cell>
          <table:table-cell office:value-type="float" office:value="93.6" calcext:value-type="float">
            <text:p>93.6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51.5607" calcext:value-type="float">
            <text:p>51.5607</text:p>
          </table:table-cell>
          <table:table-cell office:value-type="float" office:value="10" calcext:value-type="float">
            <text:p>10</text:p>
          </table:table-cell>
          <table:table-cell office:value-type="float" office:value="5.15607" calcext:value-type="float">
            <text:p>5.15607</text:p>
          </table:table-cell>
          <table:table-cell office:value-type="float" office:value="0.000654484" calcext:value-type="float">
            <text:p>0.000654484</text:p>
          </table:table-cell>
          <table:table-cell office:value-type="float" office:value="10.7023" calcext:value-type="float">
            <text:p>10.7023</text:p>
          </table:table-cell>
          <table:table-cell office:value-type="float" office:value="3210" calcext:value-type="float">
            <text:p>3210</text:p>
          </table:table-cell>
          <table:table-cell office:value-type="float" office:value="10" calcext:value-type="float">
            <text:p>10</text:p>
          </table:table-cell>
          <table:table-cell office:value-type="float" office:value="321" calcext:value-type="float">
            <text:p>321</text:p>
          </table:table-cell>
          <table:table-cell office:value-type="float" office:value="287" calcext:value-type="float">
            <text:p>287</text:p>
          </table:table-cell>
          <table:table-cell office:value-type="float" office:value="379" calcext:value-type="float">
            <text:p>37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office:value-type="float" office:value="117.5" calcext:value-type="float">
            <text:p>117.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4.38813" calcext:value-type="float">
            <text:p>4.38813</text:p>
          </table:table-cell>
          <table:table-cell office:value-type="float" office:value="10" calcext:value-type="float">
            <text:p>10</text:p>
          </table:table-cell>
          <table:table-cell office:value-type="float" office:value="0.438813" calcext:value-type="float">
            <text:p>0.438813</text:p>
          </table:table-cell>
          <table:table-cell office:value-type="float" office:value="0.0006345" calcext:value-type="float">
            <text:p>0.0006345</text:p>
          </table:table-cell>
          <table:table-cell office:value-type="float" office:value="1.87422" calcext:value-type="float">
            <text:p>1.87422</text:p>
          </table:table-cell>
          <table:table-cell office:value-type="float" office:value="3624" calcext:value-type="float">
            <text:p>3624</text:p>
          </table:table-cell>
          <table:table-cell office:value-type="float" office:value="10" calcext:value-type="float">
            <text:p>10</text:p>
          </table:table-cell>
          <table:table-cell office:value-type="float" office:value="362.4" calcext:value-type="float">
            <text:p>362.4</text:p>
          </table:table-cell>
          <table:table-cell office:value-type="float" office:value="300" calcext:value-type="float">
            <text:p>300</text:p>
          </table:table-cell>
          <table:table-cell office:value-type="float" office:value="423" calcext:value-type="float">
            <text:p>42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10" calcext:value-type="float">
            <text:p>10</text:p>
          </table:table-cell>
          <table:table-cell office:value-type="float" office:value="134.4" calcext:value-type="float">
            <text:p>134.4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float" office:value="0.667134" calcext:value-type="float">
            <text:p>0.667134</text:p>
          </table:table-cell>
          <table:table-cell office:value-type="float" office:value="10" calcext:value-type="float">
            <text:p>10</text:p>
          </table:table-cell>
          <table:table-cell office:value-type="float" office:value="0.0667134" calcext:value-type="float">
            <text:p>0.0667134</text:p>
          </table:table-cell>
          <table:table-cell office:value-type="float" office:value="0.000876798" calcext:value-type="float">
            <text:p>0.000876798</text:p>
          </table:table-cell>
          <table:table-cell office:value-type="float" office:value="0.355814" calcext:value-type="float">
            <text:p>0.355814</text:p>
          </table:table-cell>
          <table:table-cell office:value-type="float" office:value="3889" calcext:value-type="float">
            <text:p>3889</text:p>
          </table:table-cell>
          <table:table-cell office:value-type="float" office:value="10" calcext:value-type="float">
            <text:p>10</text:p>
          </table:table-cell>
          <table:table-cell office:value-type="float" office:value="388.9" calcext:value-type="float">
            <text:p>388.9</text:p>
          </table:table-cell>
          <table:table-cell office:value-type="float" office:value="356" calcext:value-type="float">
            <text:p>356</text:p>
          </table:table-cell>
          <table:table-cell office:value-type="float" office:value="452" calcext:value-type="float">
            <text:p>45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21" calcext:value-type="float">
            <text:p>1521</text:p>
          </table:table-cell>
          <table:table-cell office:value-type="float" office:value="10" calcext:value-type="float">
            <text:p>10</text:p>
          </table:table-cell>
          <table:table-cell office:value-type="float" office:value="152.1" calcext:value-type="float">
            <text:p>152.1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0.0649206" calcext:value-type="float">
            <text:p>0.0649206</text:p>
          </table:table-cell>
          <table:table-cell office:value-type="float" office:value="10" calcext:value-type="float">
            <text:p>10</text:p>
          </table:table-cell>
          <table:table-cell office:value-type="float" office:value="0.00649206" calcext:value-type="float">
            <text:p>0.00649206</text:p>
          </table:table-cell>
          <table:table-cell office:value-type="float" office:value="0.00105057" calcext:value-type="float">
            <text:p>0.00105057</text:p>
          </table:table-cell>
          <table:table-cell office:value-type="float" office:value="0.016342" calcext:value-type="float">
            <text:p>0.016342</text:p>
          </table:table-cell>
          <table:table-cell office:value-type="float" office:value="4881" calcext:value-type="float">
            <text:p>4881</text:p>
          </table:table-cell>
          <table:table-cell office:value-type="float" office:value="10" calcext:value-type="float">
            <text:p>10</text:p>
          </table:table-cell>
          <table:table-cell office:value-type="float" office:value="488.1" calcext:value-type="float">
            <text:p>488.1</text:p>
          </table:table-cell>
          <table:table-cell office:value-type="float" office:value="409" calcext:value-type="float">
            <text:p>409</text:p>
          </table:table-cell>
          <table:table-cell office:value-type="float" office:value="517" calcext:value-type="float">
            <text:p>517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698" calcext:value-type="float">
            <text:p>1698</text:p>
          </table:table-cell>
          <table:table-cell office:value-type="float" office:value="10" calcext:value-type="float">
            <text:p>10</text:p>
          </table:table-cell>
          <table:table-cell office:value-type="float" office:value="169.8" calcext:value-type="float">
            <text:p>169.8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0.0234917" calcext:value-type="float">
            <text:p>0.0234917</text:p>
          </table:table-cell>
          <table:table-cell office:value-type="float" office:value="10" calcext:value-type="float">
            <text:p>10</text:p>
          </table:table-cell>
          <table:table-cell office:value-type="float" office:value="0.00234917" calcext:value-type="float">
            <text:p>0.00234917</text:p>
          </table:table-cell>
          <table:table-cell office:value-type="float" office:value="0.00156714" calcext:value-type="float">
            <text:p>0.00156714</text:p>
          </table:table-cell>
          <table:table-cell office:value-type="float" office:value="0.00625514" calcext:value-type="float">
            <text:p>0.00625514</text:p>
          </table:table-cell>
          <table:table-cell office:value-type="float" office:value="5519" calcext:value-type="float">
            <text:p>5519</text:p>
          </table:table-cell>
          <table:table-cell office:value-type="float" office:value="10" calcext:value-type="float">
            <text:p>10</text:p>
          </table:table-cell>
          <table:table-cell office:value-type="float" office:value="551.9" calcext:value-type="float">
            <text:p>551.9</text:p>
          </table:table-cell>
          <table:table-cell office:value-type="float" office:value="445" calcext:value-type="float">
            <text:p>445</text:p>
          </table:table-cell>
          <table:table-cell office:value-type="float" office:value="675" calcext:value-type="float">
            <text:p>67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30.4" calcext:value-type="float">
            <text:p>30.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0.137019" calcext:value-type="float">
            <text:p>0.137019</text:p>
          </table:table-cell>
          <table:table-cell office:value-type="float" office:value="10" calcext:value-type="float">
            <text:p>10</text:p>
          </table:table-cell>
          <table:table-cell office:value-type="float" office:value="0.0137019" calcext:value-type="float">
            <text:p>0.0137019</text:p>
          </table:table-cell>
          <table:table-cell office:value-type="float" office:value="0.00026869" calcext:value-type="float">
            <text:p>0.00026869</text:p>
          </table:table-cell>
          <table:table-cell office:value-type="float" office:value="0.128533" calcext:value-type="float">
            <text:p>0.128533</text:p>
          </table:table-cell>
          <table:table-cell office:value-type="float" office:value="3437" calcext:value-type="float">
            <text:p>3437</text:p>
          </table:table-cell>
          <table:table-cell office:value-type="float" office:value="10" calcext:value-type="float">
            <text:p>10</text:p>
          </table:table-cell>
          <table:table-cell office:value-type="float" office:value="343.7" calcext:value-type="float">
            <text:p>343.7</text:p>
          </table:table-cell>
          <table:table-cell office:value-type="float" office:value="326" calcext:value-type="float">
            <text:p>326</text:p>
          </table:table-cell>
          <table:table-cell office:value-type="float" office:value="407" calcext:value-type="float">
            <text:p>40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88" calcext:value-type="float">
            <text:p>588</text:p>
          </table:table-cell>
          <table:table-cell office:value-type="float" office:value="10" calcext:value-type="float">
            <text:p>10</text:p>
          </table:table-cell>
          <table:table-cell office:value-type="float" office:value="58.8" calcext:value-type="float">
            <text:p>58.8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2241.47" calcext:value-type="float">
            <text:p>2241.47</text:p>
          </table:table-cell>
          <table:table-cell office:value-type="float" office:value="10" calcext:value-type="float">
            <text:p>10</text:p>
          </table:table-cell>
          <table:table-cell office:value-type="float" office:value="224.147" calcext:value-type="float">
            <text:p>224.147</text:p>
          </table:table-cell>
          <table:table-cell office:value-type="float" office:value="0.000409518" calcext:value-type="float">
            <text:p>0.000409518</text:p>
          </table:table-cell>
          <table:table-cell office:value-type="float" office:value="925.778" calcext:value-type="float">
            <text:p>925.778</text:p>
          </table:table-cell>
          <table:table-cell office:value-type="float" office:value="3849" calcext:value-type="float">
            <text:p>3849</text:p>
          </table:table-cell>
          <table:table-cell office:value-type="float" office:value="10" calcext:value-type="float">
            <text:p>10</text:p>
          </table:table-cell>
          <table:table-cell office:value-type="float" office:value="384.9" calcext:value-type="float">
            <text:p>384.9</text:p>
          </table:table-cell>
          <table:table-cell office:value-type="float" office:value="341" calcext:value-type="float">
            <text:p>341</text:p>
          </table:table-cell>
          <table:table-cell office:value-type="float" office:value="434" calcext:value-type="float">
            <text:p>434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office:value-type="float" office:value="89.4" calcext:value-type="float">
            <text:p>89.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7855.2" calcext:value-type="float">
            <text:p>97855.2</text:p>
          </table:table-cell>
          <table:table-cell office:value-type="float" office:value="10" calcext:value-type="float">
            <text:p>10</text:p>
          </table:table-cell>
          <table:table-cell office:value-type="float" office:value="9785.52" calcext:value-type="float">
            <text:p>9785.52</text:p>
          </table:table-cell>
          <table:table-cell office:value-type="float" office:value="0.00064741" calcext:value-type="float">
            <text:p>0.00064741</text:p>
          </table:table-cell>
          <table:table-cell office:value-type="float" office:value="66845.8" calcext:value-type="float">
            <text:p>66845.8</text:p>
          </table:table-cell>
          <table:table-cell office:value-type="float" office:value="4293" calcext:value-type="float">
            <text:p>4293</text:p>
          </table:table-cell>
          <table:table-cell office:value-type="float" office:value="10" calcext:value-type="float">
            <text:p>10</text:p>
          </table:table-cell>
          <table:table-cell office:value-type="float" office:value="429.3" calcext:value-type="float">
            <text:p>429.3</text:p>
          </table:table-cell>
          <table:table-cell office:value-type="float" office:value="382" calcext:value-type="float">
            <text:p>382</text:p>
          </table:table-cell>
          <table:table-cell office:value-type="float" office:value="480" calcext:value-type="float">
            <text:p>48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10" calcext:value-type="float">
            <text:p>10</text:p>
          </table:table-cell>
          <table:table-cell office:value-type="float" office:value="121.6" calcext:value-type="float">
            <text:p>121.6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9752.5" calcext:value-type="float">
            <text:p>9752.5</text:p>
          </table:table-cell>
          <table:table-cell office:value-type="float" office:value="10" calcext:value-type="float">
            <text:p>10</text:p>
          </table:table-cell>
          <table:table-cell office:value-type="float" office:value="975.25" calcext:value-type="float">
            <text:p>975.25</text:p>
          </table:table-cell>
          <table:table-cell office:value-type="float" office:value="0.000618322" calcext:value-type="float">
            <text:p>0.000618322</text:p>
          </table:table-cell>
          <table:table-cell office:value-type="float" office:value="4478.4" calcext:value-type="float">
            <text:p>4478.4</text:p>
          </table:table-cell>
          <table:table-cell office:value-type="float" office:value="4542" calcext:value-type="float">
            <text:p>4542</text:p>
          </table:table-cell>
          <table:table-cell office:value-type="float" office:value="10" calcext:value-type="float">
            <text:p>10</text:p>
          </table:table-cell>
          <table:table-cell office:value-type="float" office:value="454.2" calcext:value-type="float">
            <text:p>454.2</text:p>
          </table:table-cell>
          <table:table-cell office:value-type="float" office:value="399" calcext:value-type="float">
            <text:p>399</text:p>
          </table:table-cell>
          <table:table-cell office:value-type="float" office:value="488" calcext:value-type="float">
            <text:p>48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65" calcext:value-type="float">
            <text:p>1465</text:p>
          </table:table-cell>
          <table:table-cell office:value-type="float" office:value="10" calcext:value-type="float">
            <text:p>10</text:p>
          </table:table-cell>
          <table:table-cell office:value-type="float" office:value="146.5" calcext:value-type="float">
            <text:p>146.5</text:p>
          </table:table-cell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office:value-type="float" office:value="10548.5" calcext:value-type="float">
            <text:p>10548.5</text:p>
          </table:table-cell>
          <table:table-cell office:value-type="float" office:value="10" calcext:value-type="float">
            <text:p>10</text:p>
          </table:table-cell>
          <table:table-cell office:value-type="float" office:value="1054.85" calcext:value-type="float">
            <text:p>1054.85</text:p>
          </table:table-cell>
          <table:table-cell office:value-type="float" office:value="0.000743737" calcext:value-type="float">
            <text:p>0.000743737</text:p>
          </table:table-cell>
          <table:table-cell office:value-type="float" office:value="3277.56" calcext:value-type="float">
            <text:p>3277.56</text:p>
          </table:table-cell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478.5" calcext:value-type="float">
            <text:p>478.5</text:p>
          </table:table-cell>
          <table:table-cell office:value-type="float" office:value="419" calcext:value-type="float">
            <text:p>419</text:p>
          </table:table-cell>
          <table:table-cell office:value-type="float" office:value="532" calcext:value-type="float">
            <text:p>5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825" calcext:value-type="float">
            <text:p>1825</text:p>
          </table:table-cell>
          <table:table-cell office:value-type="float" office:value="10" calcext:value-type="float">
            <text:p>10</text:p>
          </table:table-cell>
          <table:table-cell office:value-type="float" office:value="182.5" calcext:value-type="float">
            <text:p>182.5</text:p>
          </table:table-cell>
          <table:table-cell office:value-type="float" office:value="172" calcext:value-type="float">
            <text:p>172</text:p>
          </table:table-cell>
          <table:table-cell office:value-type="float" office:value="194" calcext:value-type="float">
            <text:p>194</text:p>
          </table:table-cell>
          <table:table-cell office:value-type="float" office:value="1329.12" calcext:value-type="float">
            <text:p>1329.12</text:p>
          </table:table-cell>
          <table:table-cell office:value-type="float" office:value="10" calcext:value-type="float">
            <text:p>10</text:p>
          </table:table-cell>
          <table:table-cell office:value-type="float" office:value="132.912" calcext:value-type="float">
            <text:p>132.912</text:p>
          </table:table-cell>
          <table:table-cell office:value-type="float" office:value="1.50318" calcext:value-type="float">
            <text:p>1.50318</text:p>
          </table:table-cell>
          <table:table-cell office:value-type="float" office:value="524.783" calcext:value-type="float">
            <text:p>524.783</text:p>
          </table:table-cell>
          <table:table-cell office:value-type="float" office:value="5698" calcext:value-type="float">
            <text:p>5698</text:p>
          </table:table-cell>
          <table:table-cell office:value-type="float" office:value="10" calcext:value-type="float">
            <text:p>10</text:p>
          </table:table-cell>
          <table:table-cell office:value-type="float" office:value="569.8" calcext:value-type="float">
            <text:p>569.8</text:p>
          </table:table-cell>
          <table:table-cell office:value-type="float" office:value="504" calcext:value-type="float">
            <text:p>504</text:p>
          </table:table-cell>
          <table:table-cell office:value-type="float" office:value="650" calcext:value-type="float">
            <text:p>65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72" calcext:value-type="float">
            <text:p>2072</text:p>
          </table:table-cell>
          <table:table-cell office:value-type="float" office:value="10" calcext:value-type="float">
            <text:p>10</text:p>
          </table:table-cell>
          <table:table-cell office:value-type="float" office:value="207.2" calcext:value-type="float">
            <text:p>207.2</text:p>
          </table:table-cell>
          <table:table-cell office:value-type="float" office:value="196" calcext:value-type="float">
            <text:p>196</text:p>
          </table:table-cell>
          <table:table-cell office:value-type="float" office:value="223" calcext:value-type="float">
            <text:p>223</text:p>
          </table:table-cell>
          <table:table-cell office:value-type="float" office:value="371.167" calcext:value-type="float">
            <text:p>371.167</text:p>
          </table:table-cell>
          <table:table-cell office:value-type="float" office:value="10" calcext:value-type="float">
            <text:p>10</text:p>
          </table:table-cell>
          <table:table-cell office:value-type="float" office:value="37.1167" calcext:value-type="float">
            <text:p>37.1167</text:p>
          </table:table-cell>
          <table:table-cell office:value-type="float" office:value="0.00153908" calcext:value-type="float">
            <text:p>0.00153908</text:p>
          </table:table-cell>
          <table:table-cell office:value-type="float" office:value="132.225" calcext:value-type="float">
            <text:p>132.225</text:p>
          </table:table-cell>
          <table:table-cell office:value-type="float" office:value="6017" calcext:value-type="float">
            <text:p>6017</text:p>
          </table:table-cell>
          <table:table-cell office:value-type="float" office:value="10" calcext:value-type="float">
            <text:p>10</text:p>
          </table:table-cell>
          <table:table-cell office:value-type="float" office:value="601.7" calcext:value-type="float">
            <text:p>601.7</text:p>
          </table:table-cell>
          <table:table-cell office:value-type="float" office:value="528" calcext:value-type="float">
            <text:p>528</text:p>
          </table:table-cell>
          <table:table-cell office:value-type="float" office:value="717" calcext:value-type="float">
            <text:p>717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420" calcext:value-type="float">
            <text:p>2420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office:value-type="float" office:value="253" calcext:value-type="float">
            <text:p>253</text:p>
          </table:table-cell>
          <table:table-cell office:value-type="float" office:value="17.3123" calcext:value-type="float">
            <text:p>17.3123</text:p>
          </table:table-cell>
          <table:table-cell office:value-type="float" office:value="10" calcext:value-type="float">
            <text:p>10</text:p>
          </table:table-cell>
          <table:table-cell office:value-type="float" office:value="1.73123" calcext:value-type="float">
            <text:p>1.73123</text:p>
          </table:table-cell>
          <table:table-cell office:value-type="float" office:value="0.00245379" calcext:value-type="float">
            <text:p>0.00245379</text:p>
          </table:table-cell>
          <table:table-cell office:value-type="float" office:value="15.5957" calcext:value-type="float">
            <text:p>15.5957</text:p>
          </table:table-cell>
          <table:table-cell office:value-type="float" office:value="7117" calcext:value-type="float">
            <text:p>7117</text:p>
          </table:table-cell>
          <table:table-cell office:value-type="float" office:value="10" calcext:value-type="float">
            <text:p>10</text:p>
          </table:table-cell>
          <table:table-cell office:value-type="float" office:value="711.7" calcext:value-type="float">
            <text:p>711.7</text:p>
          </table:table-cell>
          <table:table-cell office:value-type="float" office:value="653" calcext:value-type="float">
            <text:p>653</text:p>
          </table:table-cell>
          <table:table-cell office:value-type="float" office:value="786" calcext:value-type="float">
            <text:p>786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713" calcext:value-type="float">
            <text:p>2713</text:p>
          </table:table-cell>
          <table:table-cell office:value-type="float" office:value="10" calcext:value-type="float">
            <text:p>10</text:p>
          </table:table-cell>
          <table:table-cell office:value-type="float" office:value="271.3" calcext:value-type="float">
            <text:p>271.3</text:p>
          </table:table-cell>
          <table:table-cell office:value-type="float" office:value="259" calcext:value-type="float">
            <text:p>259</text:p>
          </table:table-cell>
          <table:table-cell office:value-type="float" office:value="280" calcext:value-type="float">
            <text:p>280</text:p>
          </table:table-cell>
          <table:table-cell office:value-type="float" office:value="0.0674351" calcext:value-type="float">
            <text:p>0.0674351</text:p>
          </table:table-cell>
          <table:table-cell office:value-type="float" office:value="10" calcext:value-type="float">
            <text:p>10</text:p>
          </table:table-cell>
          <table:table-cell office:value-type="float" office:value="0.00674351" calcext:value-type="float">
            <text:p>0.00674351</text:p>
          </table:table-cell>
          <table:table-cell office:value-type="float" office:value="0.00363531" calcext:value-type="float">
            <text:p>0.00363531</text:p>
          </table:table-cell>
          <table:table-cell office:value-type="float" office:value="0.0127415" calcext:value-type="float">
            <text:p>0.0127415</text:p>
          </table:table-cell>
          <table:table-cell office:value-type="float" office:value="8968" calcext:value-type="float">
            <text:p>8968</text:p>
          </table:table-cell>
          <table:table-cell office:value-type="float" office:value="10" calcext:value-type="float">
            <text:p>10</text:p>
          </table:table-cell>
          <table:table-cell office:value-type="float" office:value="896.8" calcext:value-type="float">
            <text:p>896.8</text:p>
          </table:table-cell>
          <table:table-cell office:value-type="float" office:value="771" calcext:value-type="float">
            <text:p>771</text:p>
          </table:table-cell>
          <table:table-cell office:value-type="float" office:value="998" calcext:value-type="float">
            <text:p>998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4.8" calcext:value-type="float">
            <text:p>14.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aphs" table:style-name="ta1">
        <table:shapes>
          <draw:frame draw:z-index="0" draw:style-name="gr1" draw:text-style-name="P1" svg:width="453.46pt" svg:height="255.26pt" svg:x="0pt" svg:y="0pt">
            <draw:object draw:notify-on-update-of-ranges="summary_5.AD2:summary_5.AD10 summary_5.B2:summary_5.B10 summary_10.AD2:summary_10.AD10 summary_10.B2:summary_10.B10 summary_15.AD2:summary_15.AD10 summary_15.B2:summary_15.B10 summary_20.AD2:summary_20.AD10 summary_20.B2:summary_20.B10 summary_25.AD2:summary_25.AD10 summary_25.B2:summary_25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21:36:55.070113943</meta:creation-date>
    <meta:generator>LibreOffice/6.2.7.1$Linux_X86_64 LibreOffice_project/20$Build-1</meta:generator>
    <dc:date>2019-12-13T21:59:25.020797078</dc:date>
    <meta:editing-duration>PT12M20S</meta:editing-duration>
    <meta:editing-cycles>3</meta:editing-cycles>
    <meta:document-statistic meta:table-count="6" meta:cell-count="1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834cm" svg:y="3.208cm" style:legend-expansion="high" chart:style-name="ch2"/>
        <chart:plot-area chart:style-name="ch3" table:cell-range-address="summary_5.B2:summary_5.B10 summary_5.AD2:summary_5.AD10 summary_10.AD2:summary_10.AD10 summary_15.AD2:summary_15.AD10 summary_20.AD2:summary_20.AD10 summary_25.AD2:summary_25.AD10" chart:data-source-has-labels="row" svg:x="1.33cm" svg:y="0.18cm" svg:width="12.185cm" svg:height="7.665cm">
          <chartooo:coordinate-region svg:x="2.057cm" svg:y="0.38cm" svg:width="11.178cm" svg:height="6.818cm"/>
          <chart:axis chart:dimension="x" chart:name="primary-x" chart:style-name="ch4">
            <chart:title svg:x="5.883cm" svg:y="8.025cm" chart:style-name="ch5">
              <text:p>Edge Probability (%)</text:p>
            </chart:title>
          </chart:axis>
          <chart:axis chart:dimension="y" chart:name="primary-y" chart:style-name="ch4">
            <chart:title svg:x="0.451cm" svg:y="6.279cm" chart:style-name="ch6">
              <text:p>Mean Chromatic Number Error</text:p>
            </chart:title>
            <chart:grid chart:style-name="ch7" chart:class="major"/>
          </chart:axis>
          <chart:series chart:style-name="ch8" chart:values-cell-range-address="summary_5.AD2:summary_5.AD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AD2:summary_10.AD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AD2:summary_15.AD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AD2:summary_20.AD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AD2:summary_25.AD10" loext:label-string="&quot;N=25&quot;" chart:class="chart:scatter">
            <chart:domain table:cell-range-address="summary_25.B2:summary_25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0">
                <text:p>0</text:p>
                <draw:g>
                  <svg:desc>summary_5.AD2:summary_5.AD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">
                <text:p>0</text:p>
                <draw:g>
                  <svg:desc>summary_10.AD2:summary_10.AD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">
                <text:p>0</text:p>
                <draw:g>
                  <svg:desc>summary_15.AD2:summary_15.AD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">
                <text:p>0</text:p>
                <draw:g>
                  <svg:desc>summary_20.AD2:summary_20.AD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0.1">
                <text:p>0.1</text:p>
                <draw:g>
                  <svg:desc>summary_25.AD2:summary_25.A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30">
                <text:p>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.2">
                <text:p>0.2</text:p>
              </table:table-cell>
              <table:table-cell office:value-type="float" office:value="40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40">
                <text:p>4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60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60">
                <text:p>60</text:p>
              </table:table-cell>
              <table:table-cell office:value-type="float" office:value="0.7">
                <text:p>0.7</text:p>
              </table:table-cell>
              <table:table-cell office:value-type="float" office:value="60">
                <text:p>6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70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70">
                <text:p>7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.1">
                <text:p>0.1</text:p>
              </table:table-cell>
              <table:table-cell office:value-type="float" office:value="80">
                <text:p>80</text:p>
              </table:table-cell>
              <table:table-cell office:value-type="float" office:value="0.1">
                <text:p>0.1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.1">
                <text:p>0.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